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44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0.1965in"/>
    </style:style>
    <style:style style:name="co4" style:family="table-column">
      <style:table-column-properties fo:break-before="auto" style:column-width="0.4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as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jiffies</text:p>
          </table:table-cell>
          <table:table-cell office:value-type="string">
            <text:p>min_flt</text:p>
          </table:table-cell>
          <table:table-cell table:number-columns-repeated="2"/>
          <table:table-cell>
            <draw:frame table:end-cell-address="case1.Y49" table:end-x="0.3in" table:end-y="0.1319in" draw:z-index="0" draw:style-name="gr1" svg:width="18.0323in" svg:height="8.6665in" svg:x="0.0484in" svg:y="0in">
              <draw:object draw:notify-on-update-of-ranges="case1.A2:case1.A414 case1.B1:case1.B1 case1.B2:case1.B4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295368384">
            <text:p>4295368384</text:p>
          </table:table-cell>
          <table:table-cell office:value-type="float" office:value="14123">
            <text:p>1412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4295368434">
            <text:p>4295368434</text:p>
          </table:table-cell>
          <table:table-cell office:value-type="float" office:value="16144">
            <text:p>1614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295368484">
            <text:p>4295368484</text:p>
          </table:table-cell>
          <table:table-cell office:value-type="float" office:value="16303">
            <text:p>1630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295368534">
            <text:p>4295368534</text:p>
          </table:table-cell>
          <table:table-cell office:value-type="float" office:value="5613">
            <text:p>56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4295368584">
            <text:p>42953685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634">
            <text:p>42953686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684">
            <text:p>42953686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734">
            <text:p>42953687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784">
            <text:p>42953687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834">
            <text:p>4295368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884">
            <text:p>4295368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934">
            <text:p>4295368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984">
            <text:p>4295368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034">
            <text:p>4295369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084">
            <text:p>4295369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134">
            <text:p>4295369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184">
            <text:p>4295369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234">
            <text:p>4295369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284">
            <text:p>4295369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334">
            <text:p>4295369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384">
            <text:p>4295369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434">
            <text:p>4295369434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4295369484">
            <text:p>42953694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534">
            <text:p>4295369534</text:p>
          </table:table-cell>
          <table:table-cell office:value-type="float" office:value="9206">
            <text:p>920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4295369584">
            <text:p>4295369584</text:p>
          </table:table-cell>
          <table:table-cell office:value-type="float" office:value="16123">
            <text:p>161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295369634">
            <text:p>4295369634</text:p>
          </table:table-cell>
          <table:table-cell office:value-type="float" office:value="2837">
            <text:p>28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295369684">
            <text:p>42953696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734">
            <text:p>42953697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784">
            <text:p>42953697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834">
            <text:p>4295369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884">
            <text:p>4295369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934">
            <text:p>4295369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984">
            <text:p>4295369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034">
            <text:p>4295370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084">
            <text:p>4295370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134">
            <text:p>4295370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184">
            <text:p>4295370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234">
            <text:p>4295370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284">
            <text:p>4295370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334">
            <text:p>4295370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384">
            <text:p>4295370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434">
            <text:p>429537043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95370484">
            <text:p>4295370484</text:p>
          </table:table-cell>
          <table:table-cell office:value-type="float" office:value="8180">
            <text:p>818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4295370534">
            <text:p>42953705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584">
            <text:p>42953705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634">
            <text:p>4295370634</text:p>
          </table:table-cell>
          <table:table-cell office:value-type="float" office:value="10257">
            <text:p>1025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4295370684">
            <text:p>4295370684</text:p>
          </table:table-cell>
          <table:table-cell office:value-type="float" office:value="8988">
            <text:p>898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4295370734">
            <text:p>42953707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784">
            <text:p>42953707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834">
            <text:p>4295370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884">
            <text:p>4295370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934">
            <text:p>4295370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984">
            <text:p>4295370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034">
            <text:p>4295371034</text:p>
          </table:table-cell>
          <table:table-cell table:number-columns-repeated="3" office:value-type="float" office:value="0">
            <text:p>0</text:p>
          </table:table-cell>
          <table:table-cell>
            <draw:frame table:end-cell-address="case1.Y108" table:end-x="0.3004in" table:end-y="0.0106in" draw:z-index="1" draw:style-name="gr1" svg:width="18.0323in" svg:height="9.4028in" svg:x="0.0488in" svg:y="0.0315in">
              <draw:object draw:notify-on-update-of-ranges="case1.A2:case1.A40 case1.B1:case1.B1 case1.B2:case1.B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295371084">
            <text:p>4295371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134">
            <text:p>4295371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184">
            <text:p>4295371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234">
            <text:p>4295371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284">
            <text:p>4295371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334">
            <text:p>4295371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384">
            <text:p>4295371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434">
            <text:p>4295371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484">
            <text:p>4295371484</text:p>
          </table:table-cell>
          <table:table-cell office:value-type="float" office:value="5140">
            <text:p>514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4295371534">
            <text:p>4295371534</text:p>
          </table:table-cell>
          <table:table-cell office:value-type="float" office:value="2518">
            <text:p>25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295371584">
            <text:p>42953715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634">
            <text:p>42953716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684">
            <text:p>4295371684</text:p>
          </table:table-cell>
          <table:table-cell office:value-type="float" office:value="4313">
            <text:p>43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4295371734">
            <text:p>4295371734</text:p>
          </table:table-cell>
          <table:table-cell office:value-type="float" office:value="8912">
            <text:p>891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4295371784">
            <text:p>42953717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834">
            <text:p>4295371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884">
            <text:p>4295371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934">
            <text:p>4295371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984">
            <text:p>4295371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034">
            <text:p>4295372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084">
            <text:p>4295372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134">
            <text:p>4295372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184">
            <text:p>4295372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234">
            <text:p>4295372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284">
            <text:p>4295372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334">
            <text:p>4295372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384">
            <text:p>4295372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434">
            <text:p>4295372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484">
            <text:p>42953724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534">
            <text:p>4295372534</text:p>
          </table:table-cell>
          <table:table-cell office:value-type="float" office:value="7158">
            <text:p>715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4295372584">
            <text:p>42953725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634">
            <text:p>42953726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684">
            <text:p>42953726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734">
            <text:p>4295372734</text:p>
          </table:table-cell>
          <table:table-cell office:value-type="float" office:value="4012">
            <text:p>401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295372784">
            <text:p>4295372784</text:p>
          </table:table-cell>
          <table:table-cell office:value-type="float" office:value="5126">
            <text:p>512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4295372834">
            <text:p>4295372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884">
            <text:p>4295372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934">
            <text:p>4295372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984">
            <text:p>4295372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034">
            <text:p>4295373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084">
            <text:p>4295373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134">
            <text:p>4295373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184">
            <text:p>4295373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234">
            <text:p>4295373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284">
            <text:p>4295373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334">
            <text:p>4295373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384">
            <text:p>4295373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434">
            <text:p>4295373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484">
            <text:p>42953734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534">
            <text:p>4295373534</text:p>
          </table:table-cell>
          <table:table-cell office:value-type="float" office:value="5256">
            <text:p>525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4295373584">
            <text:p>4295373584</text:p>
          </table:table-cell>
          <table:table-cell office:value-type="float" office:value="1261">
            <text:p>12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95373634">
            <text:p>42953736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684">
            <text:p>42953736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734">
            <text:p>42953737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784">
            <text:p>4295373784</text:p>
          </table:table-cell>
          <table:table-cell office:value-type="float" office:value="6117">
            <text:p>611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4295373834">
            <text:p>4295373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884">
            <text:p>4295373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934">
            <text:p>4295373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984">
            <text:p>4295373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034">
            <text:p>4295374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084">
            <text:p>4295374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134">
            <text:p>4295374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184">
            <text:p>4295374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234">
            <text:p>4295374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284">
            <text:p>4295374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334">
            <text:p>4295374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384">
            <text:p>4295374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434">
            <text:p>4295374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484">
            <text:p>42953744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534">
            <text:p>42953745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584">
            <text:p>4295374584</text:p>
          </table:table-cell>
          <table:table-cell office:value-type="float" office:value="6054">
            <text:p>605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4295374634">
            <text:p>42953746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684">
            <text:p>42953746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734">
            <text:p>42953747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784">
            <text:p>4295374784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95374834">
            <text:p>4295374834</text:p>
          </table:table-cell>
          <table:table-cell office:value-type="float" office:value="3911">
            <text:p>391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4295374884">
            <text:p>4295374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934">
            <text:p>4295374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984">
            <text:p>4295374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034">
            <text:p>4295375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084">
            <text:p>4295375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134">
            <text:p>4295375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184">
            <text:p>4295375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234">
            <text:p>4295375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284">
            <text:p>4295375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334">
            <text:p>4295375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384">
            <text:p>4295375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434">
            <text:p>4295375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484">
            <text:p>42953754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534">
            <text:p>42953755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585">
            <text:p>4295375585</text:p>
          </table:table-cell>
          <table:table-cell office:value-type="float" office:value="5570">
            <text:p>557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4295375635">
            <text:p>4295375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685">
            <text:p>4295375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735">
            <text:p>4295375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785">
            <text:p>4295375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835">
            <text:p>4295375835</text:p>
          </table:table-cell>
          <table:table-cell office:value-type="float" office:value="2820">
            <text:p>282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4295375885">
            <text:p>42953758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935">
            <text:p>4295375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985">
            <text:p>4295375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035">
            <text:p>4295376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085">
            <text:p>4295376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135">
            <text:p>4295376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185">
            <text:p>4295376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235">
            <text:p>4295376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285">
            <text:p>4295376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335">
            <text:p>4295376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385">
            <text:p>4295376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435">
            <text:p>4295376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485">
            <text:p>4295376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535">
            <text:p>4295376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585">
            <text:p>4295376585</text:p>
          </table:table-cell>
          <table:table-cell office:value-type="float" office:value="2351">
            <text:p>23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76635">
            <text:p>4295376635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76685">
            <text:p>4295376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735">
            <text:p>4295376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785">
            <text:p>4295376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835">
            <text:p>4295376835</text:p>
          </table:table-cell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295376885">
            <text:p>42953768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935">
            <text:p>4295376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985">
            <text:p>4295376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035">
            <text:p>4295377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085">
            <text:p>4295377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135">
            <text:p>4295377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185">
            <text:p>4295377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235">
            <text:p>4295377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285">
            <text:p>4295377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335">
            <text:p>4295377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385">
            <text:p>4295377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435">
            <text:p>4295377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485">
            <text:p>4295377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535">
            <text:p>4295377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585">
            <text:p>4295377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635">
            <text:p>4295377635</text:p>
          </table:table-cell>
          <table:table-cell office:value-type="float" office:value="4856">
            <text:p>485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4295377685">
            <text:p>4295377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735">
            <text:p>4295377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785">
            <text:p>4295377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835">
            <text:p>4295377835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295377885">
            <text:p>4295377885</text:p>
          </table:table-cell>
          <table:table-cell office:value-type="float" office:value="1046">
            <text:p>10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77935">
            <text:p>4295377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985">
            <text:p>4295377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035">
            <text:p>4295378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085">
            <text:p>4295378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135">
            <text:p>4295378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185">
            <text:p>4295378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235">
            <text:p>4295378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285">
            <text:p>4295378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335">
            <text:p>4295378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385">
            <text:p>4295378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435">
            <text:p>4295378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485">
            <text:p>4295378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535">
            <text:p>4295378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585">
            <text:p>4295378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635">
            <text:p>4295378635</text:p>
          </table:table-cell>
          <table:table-cell office:value-type="float" office:value="4449">
            <text:p>444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295378685">
            <text:p>4295378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735">
            <text:p>4295378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785">
            <text:p>4295378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835">
            <text:p>4295378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885">
            <text:p>4295378885</text:p>
          </table:table-cell>
          <table:table-cell office:value-type="float" office:value="935">
            <text:p>9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295378935">
            <text:p>4295378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985">
            <text:p>4295378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035">
            <text:p>4295379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085">
            <text:p>4295379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135">
            <text:p>4295379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185">
            <text:p>4295379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235">
            <text:p>4295379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285">
            <text:p>4295379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335">
            <text:p>4295379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385">
            <text:p>4295379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435">
            <text:p>4295379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485">
            <text:p>4295379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535">
            <text:p>4295379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585">
            <text:p>4295379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635">
            <text:p>4295379635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79685">
            <text:p>4295379685</text:p>
          </table:table-cell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295379735">
            <text:p>4295379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785">
            <text:p>4295379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835">
            <text:p>4295379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885">
            <text:p>4295379885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79935">
            <text:p>4295379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985">
            <text:p>4295379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035">
            <text:p>4295380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085">
            <text:p>4295380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135">
            <text:p>4295380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185">
            <text:p>4295380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235">
            <text:p>4295380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285">
            <text:p>4295380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335">
            <text:p>4295380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385">
            <text:p>4295380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435">
            <text:p>4295380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485">
            <text:p>4295380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535">
            <text:p>4295380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585">
            <text:p>4295380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635">
            <text:p>4295380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685">
            <text:p>4295380685</text:p>
          </table:table-cell>
          <table:table-cell office:value-type="float" office:value="3798">
            <text:p>379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4295380735">
            <text:p>4295380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785">
            <text:p>4295380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835">
            <text:p>4295380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885">
            <text:p>4295380885</text:p>
          </table:table-cell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80935">
            <text:p>4295380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985">
            <text:p>4295380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035">
            <text:p>4295381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085">
            <text:p>4295381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135">
            <text:p>4295381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185">
            <text:p>4295381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235">
            <text:p>4295381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285">
            <text:p>4295381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335">
            <text:p>4295381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385">
            <text:p>4295381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435">
            <text:p>4295381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485">
            <text:p>4295381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535">
            <text:p>4295381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585">
            <text:p>4295381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635">
            <text:p>4295381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685">
            <text:p>4295381685</text:p>
          </table:table-cell>
          <table:table-cell office:value-type="float" office:value="3582">
            <text:p>358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4295381735">
            <text:p>4295381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785">
            <text:p>4295381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835">
            <text:p>4295381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885">
            <text:p>4295381885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381935">
            <text:p>4295381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985">
            <text:p>4295381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035">
            <text:p>4295382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085">
            <text:p>4295382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135">
            <text:p>4295382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185">
            <text:p>4295382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235">
            <text:p>4295382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285">
            <text:p>4295382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335">
            <text:p>4295382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385">
            <text:p>4295382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435">
            <text:p>4295382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485">
            <text:p>4295382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535">
            <text:p>4295382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585">
            <text:p>4295382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635">
            <text:p>4295382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685">
            <text:p>4295382685</text:p>
          </table:table-cell>
          <table:table-cell office:value-type="float" office:value="3049">
            <text:p>304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295382735">
            <text:p>4295382735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785">
            <text:p>4295382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835">
            <text:p>4295382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885">
            <text:p>4295382885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382935">
            <text:p>4295382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985">
            <text:p>4295382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035">
            <text:p>4295383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085">
            <text:p>4295383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135">
            <text:p>4295383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185">
            <text:p>4295383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235">
            <text:p>4295383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285">
            <text:p>4295383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335">
            <text:p>4295383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385">
            <text:p>4295383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435">
            <text:p>4295383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485">
            <text:p>4295383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535">
            <text:p>4295383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585">
            <text:p>4295383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635">
            <text:p>4295383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685">
            <text:p>4295383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735">
            <text:p>4295383735</text:p>
          </table:table-cell>
          <table:table-cell office:value-type="float" office:value="3121">
            <text:p>312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295383785">
            <text:p>4295383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835">
            <text:p>4295383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885">
            <text:p>429538388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383935">
            <text:p>4295383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985">
            <text:p>4295383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035">
            <text:p>4295384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085">
            <text:p>4295384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135">
            <text:p>4295384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185">
            <text:p>4295384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235">
            <text:p>4295384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285">
            <text:p>4295384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335">
            <text:p>4295384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385">
            <text:p>4295384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435">
            <text:p>4295384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485">
            <text:p>4295384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535">
            <text:p>4295384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585">
            <text:p>4295384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635">
            <text:p>4295384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685">
            <text:p>4295384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735">
            <text:p>4295384735</text:p>
          </table:table-cell>
          <table:table-cell office:value-type="float" office:value="2855">
            <text:p>28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295384785">
            <text:p>4295384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835">
            <text:p>4295384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885">
            <text:p>429538488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95384935">
            <text:p>429538493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95384985">
            <text:p>4295384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035">
            <text:p>4295385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085">
            <text:p>4295385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135">
            <text:p>4295385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185">
            <text:p>4295385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235">
            <text:p>4295385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285">
            <text:p>4295385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335">
            <text:p>4295385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385">
            <text:p>4295385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435">
            <text:p>4295385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485">
            <text:p>4295385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535">
            <text:p>4295385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585">
            <text:p>4295385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635">
            <text:p>4295385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685">
            <text:p>4295385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735">
            <text:p>4295385735</text:p>
          </table:table-cell>
          <table:table-cell office:value-type="float" office:value="2601">
            <text:p>260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295385785">
            <text:p>4295385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835">
            <text:p>4295385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885">
            <text:p>42953858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935">
            <text:p>429538593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295385985">
            <text:p>4295385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035">
            <text:p>4295386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085">
            <text:p>4295386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135">
            <text:p>4295386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185">
            <text:p>4295386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235">
            <text:p>4295386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285">
            <text:p>4295386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335">
            <text:p>4295386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385">
            <text:p>4295386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435">
            <text:p>4295386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485">
            <text:p>4295386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535">
            <text:p>4295386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585">
            <text:p>4295386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635">
            <text:p>4295386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685">
            <text:p>4295386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735">
            <text:p>4295386735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295386785">
            <text:p>4295386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835">
            <text:p>4295386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885">
            <text:p>42953868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935">
            <text:p>429538693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386985">
            <text:p>4295386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035">
            <text:p>4295387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085">
            <text:p>4295387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135">
            <text:p>4295387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185">
            <text:p>4295387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235">
            <text:p>4295387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285">
            <text:p>4295387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335">
            <text:p>4295387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385">
            <text:p>4295387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435">
            <text:p>4295387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485">
            <text:p>4295387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535">
            <text:p>4295387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585">
            <text:p>4295387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635">
            <text:p>4295387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685">
            <text:p>4295387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735">
            <text:p>4295387735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95387785">
            <text:p>4295387785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87835">
            <text:p>4295387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885">
            <text:p>42953878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935">
            <text:p>429538793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295387985">
            <text:p>4295387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035">
            <text:p>4295388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085">
            <text:p>4295388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135">
            <text:p>4295388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185">
            <text:p>4295388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235">
            <text:p>4295388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285">
            <text:p>4295388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335">
            <text:p>4295388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385">
            <text:p>4295388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float" office:value="4295388435">
            <text:p>42953884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485">
            <text:p>4295388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535">
            <text:p>4295388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585">
            <text:p>4295388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635">
            <text:p>4295388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685">
            <text:p>4295388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735">
            <text:p>4295388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785">
            <text:p>42953887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295388835">
            <text:p>4295388835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table:style-name="ce1" office:value-type="float" office:value="4295388885">
            <text:p>42953888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935">
            <text:p>42953889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4295388985">
            <text:p>4295388985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295389035">
            <text:p>4295389035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table:formula="of:=SUM([.B2:.B415])" office:value-type="float" office:value="233742">
            <text:p>233742</text:p>
          </table:table-cell>
          <table:table-cell/>
          <table:table-cell table:formula="of:=SUM([.D2:.D415])" office:value-type="float" office:value="1055">
            <text:p>1055</text:p>
          </table:table-cell>
          <table:table-cell/>
        </table:table-row>
      </table:table>
      <table:table table:name="casestudy2" table:style-name="ta1" table:print="false">
        <table:table-column table:style-name="co5" table:number-columns-repeated="12" table:default-cell-style-name="Default"/>
        <table:table-row table:style-name="ro1">
          <table:table-cell office:value-type="string">
            <text:p>N = 1</text:p>
          </table:table-cell>
          <table:table-cell table:number-columns-repeated="3"/>
          <table:table-cell office:value-type="string">
            <text:p>N = 5</text:p>
          </table:table-cell>
          <table:table-cell table:number-columns-repeated="3"/>
          <table:table-cell office:value-type="string">
            <text:p>N = 11</text:p>
          </table:table-cell>
          <table:table-cell table:number-columns-repeated="3"/>
        </table:table-row>
        <table:table-row table:style-name="ro3">
          <table:table-cell office:value-type="string">
            <text:p>jiffies</text:p>
          </table:table-cell>
          <table:table-cell office:value-type="string">
            <text:p>minor fault</text:p>
          </table:table-cell>
          <table:table-cell office:value-type="string">
            <text:p>major fault</text:p>
          </table:table-cell>
          <table:table-cell office:value-type="string">
            <text:p>cpu use</text:p>
          </table:table-cell>
          <table:table-cell table:number-columns-repeated="8"/>
        </table:table-row>
        <table:table-row table:style-name="ro1">
          <table:table-cell office:value-type="float" office:value="4295779882">
            <text:p>4295779882</text:p>
          </table:table-cell>
          <table:table-cell office:value-type="float" office:value="8373">
            <text:p>837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295905264">
            <text:p>4295905264</text:p>
          </table:table-cell>
          <table:table-cell office:value-type="float" office:value="13038">
            <text:p>1303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296075568">
            <text:p>4296075568</text:p>
          </table:table-cell>
          <table:table-cell office:value-type="float" office:value="8162">
            <text:p>816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295779932">
            <text:p>4295779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314">
            <text:p>4295905314</text:p>
          </table:table-cell>
          <table:table-cell office:value-type="float" office:value="17557">
            <text:p>1755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296075618">
            <text:p>4296075618</text:p>
          </table:table-cell>
          <table:table-cell office:value-type="float" office:value="14514">
            <text:p>1451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295779982">
            <text:p>4295779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364">
            <text:p>4295905364</text:p>
          </table:table-cell>
          <table:table-cell office:value-type="float" office:value="11267">
            <text:p>1126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296075668">
            <text:p>4296075668</text:p>
          </table:table-cell>
          <table:table-cell office:value-type="float" office:value="16773">
            <text:p>1677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95780032">
            <text:p>4295780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414">
            <text:p>4295905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718">
            <text:p>4296075718</text:p>
          </table:table-cell>
          <table:table-cell office:value-type="float" office:value="17604">
            <text:p>1760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295780082">
            <text:p>4295780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464">
            <text:p>4295905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768">
            <text:p>4296075768</text:p>
          </table:table-cell>
          <table:table-cell office:value-type="float" office:value="17777">
            <text:p>1777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95780132">
            <text:p>4295780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514">
            <text:p>4295905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818">
            <text:p>4296075818</text:p>
          </table:table-cell>
          <table:table-cell office:value-type="float" office:value="16813">
            <text:p>168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295780182">
            <text:p>4295780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564">
            <text:p>4295905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868">
            <text:p>4296075868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80232">
            <text:p>4295780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614">
            <text:p>4295905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918">
            <text:p>42960759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0282">
            <text:p>4295780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664">
            <text:p>4295905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968">
            <text:p>42960759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0332">
            <text:p>4295780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714">
            <text:p>4295905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018">
            <text:p>42960760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0382">
            <text:p>4295780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764">
            <text:p>4295905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068">
            <text:p>42960760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0432">
            <text:p>4295780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814">
            <text:p>4295905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118">
            <text:p>42960761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0482">
            <text:p>4295780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864">
            <text:p>4295905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168">
            <text:p>42960761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0532">
            <text:p>4295780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914">
            <text:p>4295905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218">
            <text:p>42960762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0582">
            <text:p>4295780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964">
            <text:p>4295905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268">
            <text:p>42960762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0632">
            <text:p>4295780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014">
            <text:p>4295906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318">
            <text:p>42960763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0682">
            <text:p>4295780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064">
            <text:p>4295906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368">
            <text:p>42960763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0732">
            <text:p>4295780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114">
            <text:p>4295906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418">
            <text:p>42960764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0782">
            <text:p>4295780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164">
            <text:p>4295906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468">
            <text:p>42960764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0832">
            <text:p>4295780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214">
            <text:p>4295906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518">
            <text:p>42960765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0882">
            <text:p>4295780882</text:p>
          </table:table-cell>
          <table:table-cell office:value-type="float" office:value="3886">
            <text:p>388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5906264">
            <text:p>4295906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568">
            <text:p>42960765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0932">
            <text:p>4295780932</text:p>
          </table:table-cell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5906314">
            <text:p>4295906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618">
            <text:p>42960766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0982">
            <text:p>4295780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364">
            <text:p>4295906364</text:p>
          </table:table-cell>
          <table:table-cell office:value-type="float" office:value="6310">
            <text:p>63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296076668">
            <text:p>42960766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1032">
            <text:p>4295781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414">
            <text:p>4295906414</text:p>
          </table:table-cell>
          <table:table-cell office:value-type="float" office:value="16698">
            <text:p>1669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296076718">
            <text:p>4296076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1082">
            <text:p>4295781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464">
            <text:p>4295906464</text:p>
          </table:table-cell>
          <table:table-cell office:value-type="float" office:value="4807">
            <text:p>480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6076768">
            <text:p>42960767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1132">
            <text:p>4295781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514">
            <text:p>4295906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818">
            <text:p>4296076818</text:p>
          </table:table-cell>
          <table:table-cell office:value-type="float" office:value="6335">
            <text:p>633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295781182">
            <text:p>4295781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564">
            <text:p>4295906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868">
            <text:p>4296076868</text:p>
          </table:table-cell>
          <table:table-cell office:value-type="float" office:value="14149">
            <text:p>1414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295781232">
            <text:p>4295781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614">
            <text:p>4295906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918">
            <text:p>4296076918</text:p>
          </table:table-cell>
          <table:table-cell office:value-type="float" office:value="15977">
            <text:p>1597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295781282">
            <text:p>4295781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664">
            <text:p>4295906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968">
            <text:p>4296076968</text:p>
          </table:table-cell>
          <table:table-cell office:value-type="float" office:value="15373">
            <text:p>1537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95781332">
            <text:p>4295781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714">
            <text:p>4295906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018">
            <text:p>4296077018</text:p>
          </table:table-cell>
          <table:table-cell office:value-type="float" office:value="9359">
            <text:p>935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295781382">
            <text:p>4295781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764">
            <text:p>4295906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068">
            <text:p>42960770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1432">
            <text:p>4295781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814">
            <text:p>4295906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118">
            <text:p>42960771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1482">
            <text:p>4295781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864">
            <text:p>4295906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168">
            <text:p>42960771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1532">
            <text:p>4295781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914">
            <text:p>4295906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218">
            <text:p>42960772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1582">
            <text:p>4295781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964">
            <text:p>4295906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268">
            <text:p>42960772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1632">
            <text:p>4295781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014">
            <text:p>4295907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318">
            <text:p>42960773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1682">
            <text:p>4295781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064">
            <text:p>4295907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368">
            <text:p>42960773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1732">
            <text:p>4295781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114">
            <text:p>4295907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418">
            <text:p>42960774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1782">
            <text:p>4295781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164">
            <text:p>4295907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468">
            <text:p>42960774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1832">
            <text:p>4295781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214">
            <text:p>4295907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518">
            <text:p>42960775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1882">
            <text:p>4295781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264">
            <text:p>4295907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568">
            <text:p>42960775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1932">
            <text:p>4295781932</text:p>
          </table:table-cell>
          <table:table-cell office:value-type="float" office:value="3777">
            <text:p>377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5907314">
            <text:p>4295907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618">
            <text:p>42960776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1982">
            <text:p>4295781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364">
            <text:p>4295907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668">
            <text:p>42960776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032">
            <text:p>4295782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414">
            <text:p>4295907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718">
            <text:p>4296077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082">
            <text:p>4295782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464">
            <text:p>4295907464</text:p>
          </table:table-cell>
          <table:table-cell office:value-type="float" office:value="11509">
            <text:p>1150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296077768">
            <text:p>42960777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132">
            <text:p>4295782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514">
            <text:p>4295907514</text:p>
          </table:table-cell>
          <table:table-cell office:value-type="float" office:value="7376">
            <text:p>737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296077818">
            <text:p>42960778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182">
            <text:p>4295782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564">
            <text:p>4295907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868">
            <text:p>4296077868</text:p>
          </table:table-cell>
          <table:table-cell office:value-type="float" office:value="3777">
            <text:p>377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295782232">
            <text:p>4295782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614">
            <text:p>4295907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918">
            <text:p>42960779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282">
            <text:p>4295782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664">
            <text:p>4295907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968">
            <text:p>42960779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332">
            <text:p>4295782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714">
            <text:p>4295907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018">
            <text:p>4296078018</text:p>
          </table:table-cell>
          <table:table-cell office:value-type="float" office:value="10512">
            <text:p>1051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295782382">
            <text:p>4295782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764">
            <text:p>4295907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068">
            <text:p>4296078068</text:p>
          </table:table-cell>
          <table:table-cell office:value-type="float" office:value="15068">
            <text:p>1506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95782432">
            <text:p>4295782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814">
            <text:p>4295907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118">
            <text:p>4296078118</text:p>
          </table:table-cell>
          <table:table-cell office:value-type="float" office:value="12190">
            <text:p>1219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295782482">
            <text:p>4295782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864">
            <text:p>4295907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168">
            <text:p>42960781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532">
            <text:p>4295782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914">
            <text:p>4295907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218">
            <text:p>42960782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582">
            <text:p>4295782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964">
            <text:p>4295907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268">
            <text:p>42960782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632">
            <text:p>4295782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014">
            <text:p>4295908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318">
            <text:p>42960783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682">
            <text:p>4295782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064">
            <text:p>4295908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368">
            <text:p>42960783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732">
            <text:p>4295782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114">
            <text:p>4295908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418">
            <text:p>42960784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782">
            <text:p>4295782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164">
            <text:p>4295908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468">
            <text:p>42960784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832">
            <text:p>4295782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214">
            <text:p>4295908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518">
            <text:p>42960785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882">
            <text:p>4295782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264">
            <text:p>4295908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568">
            <text:p>42960785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932">
            <text:p>4295782932</text:p>
          </table:table-cell>
          <table:table-cell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95908314">
            <text:p>4295908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618">
            <text:p>42960786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2982">
            <text:p>4295782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364">
            <text:p>4295908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668">
            <text:p>42960786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3032">
            <text:p>4295783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414">
            <text:p>4295908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718">
            <text:p>4296078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3082">
            <text:p>4295783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464">
            <text:p>4295908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768">
            <text:p>42960787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3132">
            <text:p>4295783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514">
            <text:p>4295908514</text:p>
          </table:table-cell>
          <table:table-cell office:value-type="float" office:value="8028">
            <text:p>802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296078818">
            <text:p>42960788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3182">
            <text:p>4295783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564">
            <text:p>4295908564</text:p>
          </table:table-cell>
          <table:table-cell office:value-type="float" office:value="4842">
            <text:p>48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296078868">
            <text:p>4296078868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95783232">
            <text:p>4295783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614">
            <text:p>4295908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918">
            <text:p>4296078918</text:p>
          </table:table-cell>
          <table:table-cell office:value-type="float" office:value="1853">
            <text:p>18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295783282">
            <text:p>4295783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664">
            <text:p>4295908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968">
            <text:p>42960789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3332">
            <text:p>4295783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714">
            <text:p>4295908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018">
            <text:p>4296079018</text:p>
          </table:table-cell>
          <table:table-cell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295783382">
            <text:p>4295783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764">
            <text:p>4295908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068">
            <text:p>42960790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3432">
            <text:p>4295783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814">
            <text:p>4295908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118">
            <text:p>4296079118</text:p>
          </table:table-cell>
          <table:table-cell office:value-type="float" office:value="7011">
            <text:p>701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295783482">
            <text:p>4295783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864">
            <text:p>4295908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168">
            <text:p>4296079168</text:p>
          </table:table-cell>
          <table:table-cell office:value-type="float" office:value="14797">
            <text:p>1479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95783532">
            <text:p>4295783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914">
            <text:p>4295908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218">
            <text:p>4296079218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95783582">
            <text:p>4295783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964">
            <text:p>4295908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268">
            <text:p>42960792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3632">
            <text:p>4295783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014">
            <text:p>4295909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318">
            <text:p>42960793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3682">
            <text:p>4295783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064">
            <text:p>4295909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368">
            <text:p>42960793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3732">
            <text:p>4295783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114">
            <text:p>4295909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418">
            <text:p>42960794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3782">
            <text:p>4295783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164">
            <text:p>4295909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468">
            <text:p>42960794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3832">
            <text:p>4295783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214">
            <text:p>4295909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518">
            <text:p>42960795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3882">
            <text:p>4295783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264">
            <text:p>4295909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568">
            <text:p>42960795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3932">
            <text:p>4295783932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95909314">
            <text:p>4295909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618">
            <text:p>42960796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3982">
            <text:p>4295783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364">
            <text:p>4295909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668">
            <text:p>42960796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4032">
            <text:p>4295784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414">
            <text:p>4295909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718">
            <text:p>4296079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4082">
            <text:p>4295784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464">
            <text:p>4295909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768">
            <text:p>42960797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4132">
            <text:p>4295784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514">
            <text:p>4295909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818">
            <text:p>42960798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4182">
            <text:p>4295784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564">
            <text:p>4295909564</text:p>
          </table:table-cell>
          <table:table-cell office:value-type="float" office:value="8695">
            <text:p>869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296079868">
            <text:p>42960798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4232">
            <text:p>4295784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614">
            <text:p>4295909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918">
            <text:p>429607991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295784282">
            <text:p>4295784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664">
            <text:p>4295909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968">
            <text:p>42960799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4332">
            <text:p>4295784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714">
            <text:p>4295909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018">
            <text:p>429608001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295784382">
            <text:p>4295784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764">
            <text:p>4295909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068">
            <text:p>42960800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4432">
            <text:p>4295784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814">
            <text:p>4295909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118">
            <text:p>429608011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295784482">
            <text:p>4295784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864">
            <text:p>4295909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168">
            <text:p>429608016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295784532">
            <text:p>4295784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914">
            <text:p>4295909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218">
            <text:p>4296080218</text:p>
          </table:table-cell>
          <table:table-cell office:value-type="float" office:value="11677">
            <text:p>1167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295784582">
            <text:p>4295784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964">
            <text:p>4295909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268">
            <text:p>4296080268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84632">
            <text:p>4295784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014">
            <text:p>4295910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318">
            <text:p>42960803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4682">
            <text:p>4295784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064">
            <text:p>4295910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368">
            <text:p>42960803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4732">
            <text:p>4295784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114">
            <text:p>4295910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418">
            <text:p>42960804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4782">
            <text:p>4295784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164">
            <text:p>4295910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468">
            <text:p>42960804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4832">
            <text:p>4295784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214">
            <text:p>4295910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518">
            <text:p>42960805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4882">
            <text:p>4295784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264">
            <text:p>4295910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568">
            <text:p>42960805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4932">
            <text:p>4295784932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5910314">
            <text:p>4295910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618">
            <text:p>42960806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4982">
            <text:p>4295784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364">
            <text:p>4295910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668">
            <text:p>42960806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5032">
            <text:p>4295785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414">
            <text:p>4295910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718">
            <text:p>4296080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5082">
            <text:p>4295785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464">
            <text:p>4295910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768">
            <text:p>42960807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5132">
            <text:p>4295785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514">
            <text:p>4295910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818">
            <text:p>42960808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5182">
            <text:p>4295785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564">
            <text:p>4295910564</text:p>
          </table:table-cell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6080868">
            <text:p>42960808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5232">
            <text:p>4295785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614">
            <text:p>4295910614</text:p>
          </table:table-cell>
          <table:table-cell office:value-type="float" office:value="4899">
            <text:p>489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296080918">
            <text:p>4296080918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295785282">
            <text:p>4295785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664">
            <text:p>4295910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968">
            <text:p>42960809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5332">
            <text:p>4295785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714">
            <text:p>4295910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018">
            <text:p>4296081018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295785382">
            <text:p>4295785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764">
            <text:p>4295910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068">
            <text:p>42960810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5432">
            <text:p>4295785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814">
            <text:p>4295910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118">
            <text:p>4296081118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295785482">
            <text:p>4295785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864">
            <text:p>4295910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168">
            <text:p>429608116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85532">
            <text:p>4295785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914">
            <text:p>4295910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218">
            <text:p>4296081218</text:p>
          </table:table-cell>
          <table:table-cell office:value-type="float" office:value="1765">
            <text:p>176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295785582">
            <text:p>4295785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964">
            <text:p>4295910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268">
            <text:p>4296081268</text:p>
          </table:table-cell>
          <table:table-cell office:value-type="float" office:value="7783">
            <text:p>778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295785632">
            <text:p>4295785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014">
            <text:p>4295911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318">
            <text:p>42960813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5682">
            <text:p>4295785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064">
            <text:p>4295911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368">
            <text:p>42960813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5732">
            <text:p>4295785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114">
            <text:p>4295911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418">
            <text:p>42960814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5782">
            <text:p>4295785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164">
            <text:p>4295911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468">
            <text:p>42960814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5832">
            <text:p>4295785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214">
            <text:p>4295911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518">
            <text:p>42960815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5882">
            <text:p>4295785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264">
            <text:p>4295911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568">
            <text:p>42960815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5932">
            <text:p>4295785932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5911314">
            <text:p>4295911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618">
            <text:p>42960816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5982">
            <text:p>4295785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364">
            <text:p>4295911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668">
            <text:p>42960816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6032">
            <text:p>4295786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414">
            <text:p>4295911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718">
            <text:p>4296081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6082">
            <text:p>4295786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464">
            <text:p>4295911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768">
            <text:p>42960817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6132">
            <text:p>4295786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514">
            <text:p>4295911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818">
            <text:p>42960818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6182">
            <text:p>4295786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564">
            <text:p>4295911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868">
            <text:p>42960818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6232">
            <text:p>4295786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614">
            <text:p>4295911614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296081918">
            <text:p>4296081918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95786282">
            <text:p>4295786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664">
            <text:p>4295911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968">
            <text:p>42960819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6332">
            <text:p>4295786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714">
            <text:p>4295911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018">
            <text:p>4296082018</text:p>
          </table:table-cell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95786382">
            <text:p>4295786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764">
            <text:p>4295911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068">
            <text:p>4296082068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86432">
            <text:p>4295786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814">
            <text:p>4295911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118">
            <text:p>4296082118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95786482">
            <text:p>4295786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864">
            <text:p>4295911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168">
            <text:p>42960821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6532">
            <text:p>4295786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914">
            <text:p>4295911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218">
            <text:p>4296082218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95786582">
            <text:p>4295786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964">
            <text:p>4295911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268">
            <text:p>4296082268</text:p>
          </table:table-cell>
          <table:table-cell office:value-type="float" office:value="4001">
            <text:p>400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295786632">
            <text:p>4295786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014">
            <text:p>4295912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318">
            <text:p>4296082318</text:p>
          </table:table-cell>
          <table:table-cell office:value-type="float" office:value="1445">
            <text:p>14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295786682">
            <text:p>4295786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064">
            <text:p>4295912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368">
            <text:p>42960823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6732">
            <text:p>4295786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114">
            <text:p>4295912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418">
            <text:p>42960824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6782">
            <text:p>4295786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164">
            <text:p>4295912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468">
            <text:p>42960824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6832">
            <text:p>4295786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214">
            <text:p>4295912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518">
            <text:p>42960825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6882">
            <text:p>4295786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264">
            <text:p>4295912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568">
            <text:p>42960825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6932">
            <text:p>4295786932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95912314">
            <text:p>4295912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618">
            <text:p>42960826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6982">
            <text:p>4295786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364">
            <text:p>4295912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668">
            <text:p>42960826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7032">
            <text:p>4295787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414">
            <text:p>4295912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718">
            <text:p>4296082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7082">
            <text:p>4295787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464">
            <text:p>4295912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768">
            <text:p>42960827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7132">
            <text:p>4295787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514">
            <text:p>4295912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818">
            <text:p>42960828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7182">
            <text:p>4295787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564">
            <text:p>4295912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868">
            <text:p>42960828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7232">
            <text:p>4295787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614">
            <text:p>4295912614</text:p>
          </table:table-cell>
          <table:table-cell office:value-type="float" office:value="2695">
            <text:p>269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6082918">
            <text:p>429608291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95787282">
            <text:p>4295787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664">
            <text:p>4295912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968">
            <text:p>42960829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7332">
            <text:p>4295787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714">
            <text:p>4295912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018">
            <text:p>42960830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7382">
            <text:p>4295787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764">
            <text:p>4295912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068">
            <text:p>429608306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87432">
            <text:p>4295787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814">
            <text:p>4295912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118">
            <text:p>429608311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95787482">
            <text:p>4295787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864">
            <text:p>4295912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168">
            <text:p>42960831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7532">
            <text:p>4295787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914">
            <text:p>4295912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218">
            <text:p>429608321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87582">
            <text:p>4295787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964">
            <text:p>4295912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268">
            <text:p>429608326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87632">
            <text:p>4295787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014">
            <text:p>4295913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318">
            <text:p>4296083318</text:p>
          </table:table-cell>
          <table:table-cell office:value-type="float" office:value="3234">
            <text:p>323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295787682">
            <text:p>4295787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064">
            <text:p>4295913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368">
            <text:p>42960833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7732">
            <text:p>4295787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114">
            <text:p>4295913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418">
            <text:p>42960834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7782">
            <text:p>4295787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164">
            <text:p>4295913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468">
            <text:p>42960834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7832">
            <text:p>4295787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214">
            <text:p>4295913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518">
            <text:p>42960835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7882">
            <text:p>4295787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264">
            <text:p>4295913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568">
            <text:p>42960835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7932">
            <text:p>429578793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3314">
            <text:p>4295913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618">
            <text:p>42960836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7982">
            <text:p>4295787982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3364">
            <text:p>4295913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668">
            <text:p>42960836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8032">
            <text:p>4295788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414">
            <text:p>4295913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718">
            <text:p>4296083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8082">
            <text:p>4295788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464">
            <text:p>4295913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768">
            <text:p>42960837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8132">
            <text:p>4295788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514">
            <text:p>4295913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818">
            <text:p>42960838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8182">
            <text:p>4295788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564">
            <text:p>4295913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868">
            <text:p>42960838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8232">
            <text:p>4295788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614">
            <text:p>4295913614</text:p>
          </table:table-cell>
          <table:table-cell office:value-type="float" office:value="1328">
            <text:p>13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96083919">
            <text:p>429608391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95788282">
            <text:p>4295788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664">
            <text:p>4295913664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83969">
            <text:p>4296083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8332">
            <text:p>4295788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714">
            <text:p>4295913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019">
            <text:p>42960840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8382">
            <text:p>4295788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764">
            <text:p>4295913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069">
            <text:p>429608406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88432">
            <text:p>4295788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814">
            <text:p>4295913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119">
            <text:p>4296084119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88482">
            <text:p>4295788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864">
            <text:p>4295913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169">
            <text:p>4296084169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5788532">
            <text:p>4295788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914">
            <text:p>4295913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219">
            <text:p>429608421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88582">
            <text:p>4295788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964">
            <text:p>4295913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269">
            <text:p>429608426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88632">
            <text:p>4295788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014">
            <text:p>4295914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319">
            <text:p>4296084319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95788682">
            <text:p>4295788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064">
            <text:p>4295914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369">
            <text:p>42960843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8732">
            <text:p>4295788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114">
            <text:p>4295914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419">
            <text:p>4296084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8782">
            <text:p>4295788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164">
            <text:p>4295914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469">
            <text:p>42960844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8832">
            <text:p>4295788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214">
            <text:p>4295914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519">
            <text:p>4296084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8882">
            <text:p>4295788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264">
            <text:p>4295914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569">
            <text:p>4296084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8932">
            <text:p>4295788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314">
            <text:p>4295914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619">
            <text:p>4296084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8982">
            <text:p>429578898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95914364">
            <text:p>4295914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669">
            <text:p>4296084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9032">
            <text:p>4295789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414">
            <text:p>4295914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719">
            <text:p>4296084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9082">
            <text:p>4295789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464">
            <text:p>4295914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769">
            <text:p>4296084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9132">
            <text:p>4295789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514">
            <text:p>4295914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819">
            <text:p>4296084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9182">
            <text:p>4295789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564">
            <text:p>4295914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869">
            <text:p>42960848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9232">
            <text:p>4295789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615">
            <text:p>4295914615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4919">
            <text:p>429608491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89282">
            <text:p>4295789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665">
            <text:p>4295914665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84969">
            <text:p>4296084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9332">
            <text:p>4295789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715">
            <text:p>4295914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019">
            <text:p>42960850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9382">
            <text:p>4295789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765">
            <text:p>4295914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069">
            <text:p>429608506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89432">
            <text:p>4295789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815">
            <text:p>4295914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119">
            <text:p>42960851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9482">
            <text:p>4295789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865">
            <text:p>4295914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169">
            <text:p>429608516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89532">
            <text:p>4295789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915">
            <text:p>4295914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219">
            <text:p>429608521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89582">
            <text:p>4295789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965">
            <text:p>4295914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269">
            <text:p>429608526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89632">
            <text:p>4295789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015">
            <text:p>4295915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319">
            <text:p>4296085319</text:p>
          </table:table-cell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295789682">
            <text:p>4295789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065">
            <text:p>4295915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369">
            <text:p>42960853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9732">
            <text:p>4295789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115">
            <text:p>4295915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419">
            <text:p>4296085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9782">
            <text:p>4295789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165">
            <text:p>4295915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469">
            <text:p>42960854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9832">
            <text:p>4295789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215">
            <text:p>4295915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519">
            <text:p>4296085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9882">
            <text:p>4295789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265">
            <text:p>4295915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569">
            <text:p>4296085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9932">
            <text:p>4295789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315">
            <text:p>4295915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619">
            <text:p>4296085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89982">
            <text:p>4295789982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5365">
            <text:p>4295915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669">
            <text:p>4296085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0032">
            <text:p>4295790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415">
            <text:p>4295915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719">
            <text:p>4296085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0082">
            <text:p>4295790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465">
            <text:p>4295915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769">
            <text:p>4296085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0132">
            <text:p>4295790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515">
            <text:p>4295915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819">
            <text:p>4296085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0182">
            <text:p>4295790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565">
            <text:p>4295915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869">
            <text:p>42960858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0232">
            <text:p>4295790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615">
            <text:p>4295915615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85919">
            <text:p>429608591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0282">
            <text:p>4295790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665">
            <text:p>4295915665</text:p>
          </table:table-cell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96085969">
            <text:p>4296085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0332">
            <text:p>4295790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715">
            <text:p>4295915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019">
            <text:p>42960860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0382">
            <text:p>4295790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765">
            <text:p>4295915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069">
            <text:p>429608606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0432">
            <text:p>4295790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815">
            <text:p>4295915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119">
            <text:p>42960861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0482">
            <text:p>4295790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865">
            <text:p>4295915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169">
            <text:p>429608616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0532">
            <text:p>4295790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915">
            <text:p>4295915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219">
            <text:p>429608621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0582">
            <text:p>4295790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965">
            <text:p>4295915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269">
            <text:p>429608626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0632">
            <text:p>4295790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015">
            <text:p>4295916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319">
            <text:p>4296086319</text:p>
          </table:table-cell>
          <table:table-cell office:value-type="float" office:value="1014">
            <text:p>10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295790682">
            <text:p>4295790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065">
            <text:p>4295916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369">
            <text:p>42960863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0732">
            <text:p>4295790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115">
            <text:p>4295916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419">
            <text:p>4296086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0782">
            <text:p>4295790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165">
            <text:p>4295916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469">
            <text:p>42960864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0832">
            <text:p>4295790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215">
            <text:p>4295916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519">
            <text:p>4296086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0882">
            <text:p>4295790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265">
            <text:p>4295916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569">
            <text:p>4296086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0932">
            <text:p>4295790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315">
            <text:p>4295916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619">
            <text:p>4296086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0982">
            <text:p>4295790982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5916365">
            <text:p>4295916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669">
            <text:p>4296086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1032">
            <text:p>4295791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415">
            <text:p>4295916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719">
            <text:p>4296086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1082">
            <text:p>4295791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465">
            <text:p>4295916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769">
            <text:p>4296086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1132">
            <text:p>4295791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515">
            <text:p>4295916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819">
            <text:p>4296086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1182">
            <text:p>4295791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565">
            <text:p>4295916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869">
            <text:p>42960868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1232">
            <text:p>4295791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615">
            <text:p>4295916615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86919">
            <text:p>429608691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1282">
            <text:p>4295791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665">
            <text:p>4295916665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86969">
            <text:p>4296086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1332">
            <text:p>4295791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715">
            <text:p>4295916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019">
            <text:p>42960870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1382">
            <text:p>4295791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765">
            <text:p>4295916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069">
            <text:p>429608706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1432">
            <text:p>4295791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815">
            <text:p>4295916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119">
            <text:p>42960871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1482">
            <text:p>4295791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865">
            <text:p>4295916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169">
            <text:p>429608716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1532">
            <text:p>4295791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915">
            <text:p>4295916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219">
            <text:p>429608721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1582">
            <text:p>4295791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965">
            <text:p>4295916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269">
            <text:p>429608726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1632">
            <text:p>4295791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015">
            <text:p>4295917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319">
            <text:p>4296087319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295791682">
            <text:p>4295791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065">
            <text:p>4295917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369">
            <text:p>4296087369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95791732">
            <text:p>4295791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115">
            <text:p>4295917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419">
            <text:p>4296087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1782">
            <text:p>4295791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165">
            <text:p>4295917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469">
            <text:p>42960874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1832">
            <text:p>4295791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215">
            <text:p>4295917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519">
            <text:p>4296087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1882">
            <text:p>4295791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265">
            <text:p>4295917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569">
            <text:p>4296087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1932">
            <text:p>4295791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315">
            <text:p>4295917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619">
            <text:p>4296087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1982">
            <text:p>429579198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7365">
            <text:p>4295917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669">
            <text:p>4296087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2032">
            <text:p>4295792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415">
            <text:p>4295917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719">
            <text:p>4296087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2082">
            <text:p>4295792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465">
            <text:p>4295917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769">
            <text:p>4296087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2132">
            <text:p>4295792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515">
            <text:p>4295917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819">
            <text:p>4296087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2182">
            <text:p>4295792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565">
            <text:p>4295917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869">
            <text:p>42960878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2232">
            <text:p>4295792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615">
            <text:p>429591761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7919">
            <text:p>429608791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2282">
            <text:p>4295792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665">
            <text:p>4295917665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6087969">
            <text:p>4296087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2332">
            <text:p>4295792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715">
            <text:p>4295917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019">
            <text:p>42960880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2382">
            <text:p>4295792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765">
            <text:p>4295917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069">
            <text:p>42960880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2432">
            <text:p>4295792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815">
            <text:p>4295917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119">
            <text:p>42960881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2482">
            <text:p>4295792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865">
            <text:p>4295917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169">
            <text:p>42960881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2532">
            <text:p>4295792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915">
            <text:p>4295917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219">
            <text:p>429608821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2582">
            <text:p>4295792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965">
            <text:p>4295917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269">
            <text:p>42960882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2632">
            <text:p>4295792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015">
            <text:p>4295918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319">
            <text:p>4296088319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95792682">
            <text:p>4295792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065">
            <text:p>4295918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369">
            <text:p>4296088369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295792732">
            <text:p>4295792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115">
            <text:p>4295918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419">
            <text:p>4296088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2782">
            <text:p>4295792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165">
            <text:p>4295918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469">
            <text:p>42960884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2832">
            <text:p>4295792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215">
            <text:p>4295918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519">
            <text:p>4296088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2882">
            <text:p>4295792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265">
            <text:p>4295918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569">
            <text:p>4296088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2932">
            <text:p>4295792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315">
            <text:p>4295918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619">
            <text:p>4296088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2982">
            <text:p>429579298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8365">
            <text:p>4295918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669">
            <text:p>4296088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3032">
            <text:p>4295793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415">
            <text:p>4295918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719">
            <text:p>4296088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3082">
            <text:p>4295793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465">
            <text:p>4295918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769">
            <text:p>4296088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3132">
            <text:p>4295793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515">
            <text:p>4295918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819">
            <text:p>4296088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3182">
            <text:p>4295793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565">
            <text:p>4295918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869">
            <text:p>42960888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3232">
            <text:p>4295793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615">
            <text:p>42959186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8919">
            <text:p>42960889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3282">
            <text:p>4295793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665">
            <text:p>4295918665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88969">
            <text:p>4296088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3332">
            <text:p>4295793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715">
            <text:p>4295918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019">
            <text:p>42960890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3382">
            <text:p>4295793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765">
            <text:p>4295918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069">
            <text:p>42960890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3432">
            <text:p>4295793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815">
            <text:p>4295918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119">
            <text:p>42960891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3482">
            <text:p>4295793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865">
            <text:p>4295918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169">
            <text:p>42960891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3532">
            <text:p>4295793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915">
            <text:p>4295918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219">
            <text:p>42960892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3582">
            <text:p>4295793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965">
            <text:p>4295918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269">
            <text:p>4296089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3632">
            <text:p>4295793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015">
            <text:p>4295919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319">
            <text:p>4296089319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3682">
            <text:p>4295793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065">
            <text:p>4295919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369">
            <text:p>4296089369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295793732">
            <text:p>4295793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115">
            <text:p>4295919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419">
            <text:p>4296089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3782">
            <text:p>4295793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165">
            <text:p>4295919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469">
            <text:p>42960894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3832">
            <text:p>4295793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215">
            <text:p>4295919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519">
            <text:p>4296089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3882">
            <text:p>4295793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265">
            <text:p>4295919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569">
            <text:p>4296089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3932">
            <text:p>4295793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315">
            <text:p>4295919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619">
            <text:p>4296089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3982">
            <text:p>429579398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9365">
            <text:p>4295919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669">
            <text:p>4296089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4032">
            <text:p>4295794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415">
            <text:p>4295919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719">
            <text:p>4296089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4082">
            <text:p>4295794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465">
            <text:p>4295919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769">
            <text:p>4296089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4132">
            <text:p>4295794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515">
            <text:p>4295919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819">
            <text:p>4296089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4182">
            <text:p>4295794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565">
            <text:p>4295919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869">
            <text:p>42960898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4232">
            <text:p>4295794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615">
            <text:p>429591961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9919">
            <text:p>429608991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4282">
            <text:p>4295794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665">
            <text:p>4295919665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89969">
            <text:p>4296089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4332">
            <text:p>4295794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715">
            <text:p>4295919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019">
            <text:p>42960900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4382">
            <text:p>4295794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765">
            <text:p>4295919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069">
            <text:p>42960900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4432">
            <text:p>4295794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815">
            <text:p>4295919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119">
            <text:p>42960901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4482">
            <text:p>4295794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865">
            <text:p>4295919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169">
            <text:p>42960901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4532">
            <text:p>4295794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915">
            <text:p>4295919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219">
            <text:p>429609021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4582">
            <text:p>4295794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965">
            <text:p>4295919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269">
            <text:p>42960902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4632">
            <text:p>4295794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015">
            <text:p>4295920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319">
            <text:p>429609031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95794682">
            <text:p>4295794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065">
            <text:p>4295920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369">
            <text:p>4296090369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95794732">
            <text:p>4295794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115">
            <text:p>4295920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419">
            <text:p>4296090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4782">
            <text:p>4295794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165">
            <text:p>4295920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469">
            <text:p>42960904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4832">
            <text:p>4295794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215">
            <text:p>4295920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519">
            <text:p>4296090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4882">
            <text:p>4295794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265">
            <text:p>4295920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569">
            <text:p>4296090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4932">
            <text:p>4295794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315">
            <text:p>4295920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619">
            <text:p>4296090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4982">
            <text:p>42957949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0365">
            <text:p>4295920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669">
            <text:p>4296090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5032">
            <text:p>4295795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415">
            <text:p>4295920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719">
            <text:p>4296090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5082">
            <text:p>4295795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465">
            <text:p>4295920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769">
            <text:p>4296090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5132">
            <text:p>4295795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515">
            <text:p>4295920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819">
            <text:p>4296090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5182">
            <text:p>4295795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565">
            <text:p>4295920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869">
            <text:p>42960908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5232">
            <text:p>4295795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615">
            <text:p>429592061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90919">
            <text:p>429609091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5282">
            <text:p>4295795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665">
            <text:p>429592066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6090969">
            <text:p>4296090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5332">
            <text:p>4295795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715">
            <text:p>4295920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019">
            <text:p>42960910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5382">
            <text:p>4295795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765">
            <text:p>4295920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069">
            <text:p>42960910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5432">
            <text:p>4295795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815">
            <text:p>4295920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119">
            <text:p>42960911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5482">
            <text:p>4295795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865">
            <text:p>4295920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169">
            <text:p>42960911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5532">
            <text:p>4295795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915">
            <text:p>4295920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219">
            <text:p>429609121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5582">
            <text:p>4295795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965">
            <text:p>4295920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269">
            <text:p>42960912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5632">
            <text:p>4295795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015">
            <text:p>4295921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319">
            <text:p>42960913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95795682">
            <text:p>4295795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065">
            <text:p>4295921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369">
            <text:p>4296091369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295795732">
            <text:p>4295795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115">
            <text:p>4295921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419">
            <text:p>4296091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5782">
            <text:p>4295795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165">
            <text:p>4295921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469">
            <text:p>42960914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5832">
            <text:p>4295795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215">
            <text:p>4295921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519">
            <text:p>4296091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5882">
            <text:p>4295795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265">
            <text:p>4295921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569">
            <text:p>4296091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5932">
            <text:p>4295795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315">
            <text:p>4295921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619">
            <text:p>4296091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5982">
            <text:p>429579598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1365">
            <text:p>4295921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669">
            <text:p>4296091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6032">
            <text:p>4295796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415">
            <text:p>4295921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719">
            <text:p>4296091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6082">
            <text:p>4295796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465">
            <text:p>4295921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769">
            <text:p>4296091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6132">
            <text:p>4295796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515">
            <text:p>4295921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819">
            <text:p>4296091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6182">
            <text:p>4295796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565">
            <text:p>4295921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869">
            <text:p>42960918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6232">
            <text:p>4295796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615">
            <text:p>42959216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91919">
            <text:p>429609191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6282">
            <text:p>4295796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665">
            <text:p>429592166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91969">
            <text:p>4296091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6332">
            <text:p>4295796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715">
            <text:p>4295921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019">
            <text:p>42960920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6382">
            <text:p>4295796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765">
            <text:p>4295921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069">
            <text:p>429609206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6432">
            <text:p>4295796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815">
            <text:p>4295921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119">
            <text:p>42960921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6482">
            <text:p>4295796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865">
            <text:p>4295921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169">
            <text:p>429609216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6532">
            <text:p>4295796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915">
            <text:p>4295921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219">
            <text:p>429609221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6582">
            <text:p>4295796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965">
            <text:p>4295921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269">
            <text:p>429609226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6632">
            <text:p>4295796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015">
            <text:p>4295922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319">
            <text:p>42960923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6682">
            <text:p>4295796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065">
            <text:p>4295922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369">
            <text:p>429609236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95796732">
            <text:p>4295796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115">
            <text:p>4295922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419">
            <text:p>4296092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6782">
            <text:p>4295796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165">
            <text:p>4295922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469">
            <text:p>42960924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6832">
            <text:p>4295796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215">
            <text:p>4295922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519">
            <text:p>4296092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6882">
            <text:p>4295796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265">
            <text:p>4295922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569">
            <text:p>4296092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6932">
            <text:p>4295796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315">
            <text:p>4295922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619">
            <text:p>4296092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6982">
            <text:p>429579698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2365">
            <text:p>4295922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669">
            <text:p>4296092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7032">
            <text:p>4295797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415">
            <text:p>4295922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719">
            <text:p>4296092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7082">
            <text:p>4295797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465">
            <text:p>4295922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769">
            <text:p>4296092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7132">
            <text:p>4295797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515">
            <text:p>4295922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819">
            <text:p>4296092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7182">
            <text:p>4295797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565">
            <text:p>4295922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869">
            <text:p>42960928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7232">
            <text:p>4295797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615">
            <text:p>429592261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92919">
            <text:p>429609291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7282">
            <text:p>4295797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665">
            <text:p>429592266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92969">
            <text:p>4296092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7332">
            <text:p>4295797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715">
            <text:p>4295922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019">
            <text:p>42960930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7382">
            <text:p>4295797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765">
            <text:p>4295922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069">
            <text:p>429609306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7432">
            <text:p>4295797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815">
            <text:p>4295922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119">
            <text:p>42960931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7482">
            <text:p>4295797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865">
            <text:p>4295922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169">
            <text:p>429609316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7532">
            <text:p>4295797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915">
            <text:p>4295922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219">
            <text:p>429609321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7582">
            <text:p>4295797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965">
            <text:p>4295922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269">
            <text:p>429609326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7632">
            <text:p>4295797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015">
            <text:p>4295923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319">
            <text:p>429609331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7682">
            <text:p>4295797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065">
            <text:p>4295923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369">
            <text:p>429609336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95797732">
            <text:p>4295797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115">
            <text:p>4295923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419">
            <text:p>4296093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7782">
            <text:p>4295797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165">
            <text:p>4295923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469">
            <text:p>42960934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7832">
            <text:p>4295797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215">
            <text:p>4295923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519">
            <text:p>4296093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7882">
            <text:p>4295797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265">
            <text:p>4295923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569">
            <text:p>4296093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7932">
            <text:p>4295797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315">
            <text:p>4295923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619">
            <text:p>4296093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7982">
            <text:p>429579798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3365">
            <text:p>4295923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669">
            <text:p>4296093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8032">
            <text:p>4295798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415">
            <text:p>4295923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719">
            <text:p>4296093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8082">
            <text:p>4295798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465">
            <text:p>4295923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769">
            <text:p>4296093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8132">
            <text:p>4295798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515">
            <text:p>4295923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819">
            <text:p>4296093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8182">
            <text:p>4295798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565">
            <text:p>4295923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869">
            <text:p>42960938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8232">
            <text:p>4295798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615">
            <text:p>42959236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93919">
            <text:p>42960939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8282">
            <text:p>4295798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665">
            <text:p>429592366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93969">
            <text:p>4296093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8332">
            <text:p>4295798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715">
            <text:p>4295923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019">
            <text:p>42960940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8382">
            <text:p>4295798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765">
            <text:p>4295923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069">
            <text:p>42960940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8432">
            <text:p>4295798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815">
            <text:p>4295923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119">
            <text:p>42960941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8482">
            <text:p>4295798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865">
            <text:p>4295923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169">
            <text:p>42960941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8532">
            <text:p>4295798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915">
            <text:p>4295923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219">
            <text:p>42960942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8582">
            <text:p>4295798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965">
            <text:p>4295923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269">
            <text:p>42960942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8632">
            <text:p>4295798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015">
            <text:p>4295924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319">
            <text:p>429609431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8682">
            <text:p>4295798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065">
            <text:p>4295924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369">
            <text:p>429609436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295798732">
            <text:p>4295798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115">
            <text:p>4295924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419">
            <text:p>4296094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8782">
            <text:p>4295798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165">
            <text:p>4295924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469">
            <text:p>42960944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8832">
            <text:p>4295798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215">
            <text:p>4295924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519">
            <text:p>4296094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8882">
            <text:p>4295798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265">
            <text:p>4295924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569">
            <text:p>4296094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8932">
            <text:p>4295798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315">
            <text:p>4295924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619">
            <text:p>4296094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8982">
            <text:p>42957989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4365">
            <text:p>4295924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669">
            <text:p>4296094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9032">
            <text:p>4295799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415">
            <text:p>4295924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719">
            <text:p>4296094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9082">
            <text:p>4295799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465">
            <text:p>4295924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769">
            <text:p>4296094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9132">
            <text:p>4295799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515">
            <text:p>4295924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819">
            <text:p>4296094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9182">
            <text:p>4295799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565">
            <text:p>4295924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869">
            <text:p>42960948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9232">
            <text:p>4295799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615">
            <text:p>42959246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94919">
            <text:p>42960949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9282">
            <text:p>4295799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665">
            <text:p>429592466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94969">
            <text:p>4296094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9332">
            <text:p>4295799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715">
            <text:p>4295924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019">
            <text:p>42960950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9382">
            <text:p>4295799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765">
            <text:p>4295924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069">
            <text:p>4296095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9432">
            <text:p>4295799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815">
            <text:p>4295924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119">
            <text:p>42960951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9482">
            <text:p>4295799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865">
            <text:p>4295924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169">
            <text:p>42960951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9532">
            <text:p>4295799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915">
            <text:p>4295924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219">
            <text:p>42960952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9582">
            <text:p>4295799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965">
            <text:p>4295924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269">
            <text:p>42960952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799632">
            <text:p>4295799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015">
            <text:p>4295925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319">
            <text:p>42960953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5799682">
            <text:p>4295799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065">
            <text:p>4295925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369">
            <text:p>429609536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295799732">
            <text:p>4295799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115">
            <text:p>4295925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419">
            <text:p>4296095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9782">
            <text:p>4295799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165">
            <text:p>4295925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469">
            <text:p>42960954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9832">
            <text:p>4295799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215">
            <text:p>4295925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519">
            <text:p>4296095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9882">
            <text:p>4295799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265">
            <text:p>4295925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569">
            <text:p>4296095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95799932">
            <text:p>4295799932</text:p>
          </table:table-cell>
          <table:table-cell table:number-columns-repeated="2" office:value-type="float" office:value="0">
            <text:p>0</text:p>
          </table:table-cell>
          <table:table-cell table:formula="of:=SUM( )" office:value-type="float" office:value="0">
            <text:p>0</text:p>
          </table:table-cell>
          <table:table-cell office:value-type="float" office:value="4295925315">
            <text:p>4295925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619">
            <text:p>4296095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ad</text:p>
          </table:table-cell>
          <table:table-cell office:value-type="float" office:value="402">
            <text:p>402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office:value-type="float" office:value="4295925365">
            <text:p>4295925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669">
            <text:p>4296095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SUM([.D3:.D404])" office:value-type="float" office:value="104">
            <text:p>104</text:p>
          </table:table-cell>
          <table:table-cell office:value-type="float" office:value="4295925415">
            <text:p>4295925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719">
            <text:p>4296095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4295925465">
            <text:p>4295925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769">
            <text:p>4296095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4295925515">
            <text:p>4295925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819">
            <text:p>4296095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4295925565">
            <text:p>4295925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869">
            <text:p>42960958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4295925615">
            <text:p>4295925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296095919">
            <text:p>42960959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4"/>
          <table:table-cell office:value-type="float" office:value="4295925665">
            <text:p>429592566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296095969">
            <text:p>4296095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4295925715">
            <text:p>42959257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296096019">
            <text:p>42960960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string">
            <text:p>read</text:p>
          </table:table-cell>
          <table:table-cell office:value-type="float" office:value="410">
            <text:p>410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office:value-type="float" office:value="4296096069">
            <text:p>42960960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7"/>
          <table:table-cell table:formula="of:=SUM([.H3:.H412])" office:value-type="float" office:value="555">
            <text:p>555</text:p>
          </table:table-cell>
          <table:table-cell office:value-type="float" office:value="4296096119">
            <text:p>42960961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4296096169">
            <text:p>42960961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4296096219">
            <text:p>42960962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8"/>
          <table:table-cell office:value-type="float" office:value="4296096269">
            <text:p>42960962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office:value-type="float" office:value="4296096319">
            <text:p>42960963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8"/>
          <table:table-cell office:value-type="float" office:value="4296096369">
            <text:p>42960963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number-columns-repeated="8"/>
          <table:table-cell office:value-type="float" office:value="4296096419">
            <text:p>4296096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8"/>
          <table:table-cell office:value-type="float" office:value="4296096469">
            <text:p>4296096469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8"/>
          <table:table-cell office:value-type="string">
            <text:p>read</text:p>
          </table:table-cell>
          <table:table-cell office:value-type="float" office:value="419">
            <text:p>419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</table:table-row>
        <table:table-row table:style-name="ro1">
          <table:table-cell table:number-columns-repeated="11"/>
          <table:table-cell table:formula="of:=SUM([.L3:.L421])" office:value-type="float" office:value="1255">
            <text:p>125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N</text:p>
          </table:table-cell>
          <table:table-cell office:value-type="string">
            <text:p>Total Utilization</text:p>
          </table:table-cell>
          <table:table-cell/>
          <table:table-cell>
            <draw:frame table:end-cell-address="casestudy2.N456" table:end-x="0.4165in" table:end-y="0.0843in" draw:z-index="0" draw:style-name="gr1" svg:width="8.5937in" svg:height="5.2614in" svg:x="0.713in" svg:y="0.1571in">
              <draw:object draw:notify-on-update-of-ranges="casestudy2.A427:casestudy2.A429 casestudy2.A426:casestudy2.A426 casestudy2.B427:casestudy2.B4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5">
            <text:p>555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55">
            <text:p>1255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19:2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2T19:21:52.73</dc:date>
    <dc:creator>Holly Decker</dc:creator>
    <meta:generator>OpenOffice.org/3.2$Win32 OpenOffice.org_project/320m12$Build-9483</meta:generator>
    <meta:editing-duration>PT02H05M06S</meta:editing-duration>
    <meta:editing-cycles>6</meta:editing-cycles>
    <meta:document-statistic meta:table-count="2" meta:cell-count="66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803cm" svg:height="22.014cm" xlink:href=".." chart:class="chart:bar" chart:style-name="ch1">
        <chart:title svg:x="22.213cm" svg:y="0.441cm" chart:style-name="ch2">
          <text:p>Case 1</text:p>
        </chart:title>
        <chart:legend chart:legend-position="end" svg:x="43.417cm" svg:y="10.699cm" chart:style-name="ch3"/>
        <chart:plot-area chart:style-name="ch4" table:cell-range-address="case1.A2:case1.B414 case1.B1:case1.B1" chart:data-source-has-labels="column" svg:x="1.631cm" svg:y="1.384cm" svg:width="40.871cm" svg:height="19.511cm">
          <chart:axis chart:dimension="x" chart:name="primary-x" chart:style-name="ch5">
            <chart:title svg:x="21.942cm" svg:y="20.737cm" chart:style-name="ch6">
              <text:p>Jiffies</text:p>
            </chart:title>
            <chart:categories table:cell-range-address="case1.A2:case1.A414"/>
          </chart:axis>
          <chart:axis chart:dimension="y" chart:name="primary-y" chart:style-name="ch7">
            <chart:title svg:x="0.917cm" svg:y="12.15cm" chart:style-name="ch8">
              <text:p>Minor Page Faults</text:p>
            </chart:title>
            <chart:grid chart:style-name="ch9" chart:class="major"/>
          </chart:axis>
          <chart:series chart:style-name="ch10" chart:values-cell-range-address="case1.B2:case1.B414" chart:label-cell-address="case1.B1:case1.B1" chart:class="chart:bar">
            <chart:data-point chart:repeated="413"/>
          </chart:series>
          <chart:series chart:style-name="ch10" chart:values-cell-range-address="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se1.B1:case1.B1">min_flt</text:p>
              </table:table-cell>
            </table:table-row>
          </table:table-header-rows>
          <table:table-rows>
            <table:table-row>
              <table:table-cell office:value-type="string">
                <text:p text:id="case1.A2:case1.A414">4295368384</text:p>
              </table:table-cell>
              <table:table-cell office:value-type="float" office:value="14123">
                <text:p text:id="case1.B2:case1.B414">14123</text:p>
              </table:table-cell>
            </table:table-row>
            <table:table-row>
              <table:table-cell office:value-type="string">
                <text:p>4295368434</text:p>
              </table:table-cell>
              <table:table-cell office:value-type="float" office:value="16144">
                <text:p>16144</text:p>
              </table:table-cell>
            </table:table-row>
            <table:table-row>
              <table:table-cell office:value-type="string">
                <text:p>4295368484</text:p>
              </table:table-cell>
              <table:table-cell office:value-type="float" office:value="16303">
                <text:p>16303</text:p>
              </table:table-cell>
            </table:table-row>
            <table:table-row>
              <table:table-cell office:value-type="string">
                <text:p>4295368534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4295368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434</text:p>
              </table:table-cell>
              <table:table-cell office:value-type="float" office:value="8881">
                <text:p>8881</text:p>
              </table:table-cell>
            </table:table-row>
            <table:table-row>
              <table:table-cell office:value-type="string">
                <text:p>4295369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534</text:p>
              </table:table-cell>
              <table:table-cell office:value-type="float" office:value="9206">
                <text:p>9206</text:p>
              </table:table-cell>
            </table:table-row>
            <table:table-row>
              <table:table-cell office:value-type="string">
                <text:p>4295369584</text:p>
              </table:table-cell>
              <table:table-cell office:value-type="float" office:value="16123">
                <text:p>16123</text:p>
              </table:table-cell>
            </table:table-row>
            <table:table-row>
              <table:table-cell office:value-type="string">
                <text:p>4295369634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4295369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4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95370484</text:p>
              </table:table-cell>
              <table:table-cell office:value-type="float" office:value="8180">
                <text:p>8180</text:p>
              </table:table-cell>
            </table:table-row>
            <table:table-row>
              <table:table-cell office:value-type="string">
                <text:p>4295370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634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4295370684</text:p>
              </table:table-cell>
              <table:table-cell office:value-type="float" office:value="8988">
                <text:p>8988</text:p>
              </table:table-cell>
            </table:table-row>
            <table:table-row>
              <table:table-cell office:value-type="string">
                <text:p>4295370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484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4295371534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429537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684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4295371734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string">
                <text:p>429537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534</text:p>
              </table:table-cell>
              <table:table-cell office:value-type="float" office:value="7158">
                <text:p>7158</text:p>
              </table:table-cell>
            </table:table-row>
            <table:table-row>
              <table:table-cell office:value-type="string">
                <text:p>429537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734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4295372784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4295372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534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string">
                <text:p>42953735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4295373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784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4295373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584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4295374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78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295374834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4295374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585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string">
                <text:p>4295375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835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4295375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585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4295376635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429537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835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4295376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635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4295377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83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29537788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4295377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635</text:p>
              </table:table-cell>
              <table:table-cell office:value-type="float" office:value="4449">
                <text:p>4449</text:p>
              </table:table-cell>
            </table:table-row>
            <table:table-row>
              <table:table-cell office:value-type="string">
                <text:p>4295378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88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4295378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635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4295379685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4295379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88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29537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685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4295380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88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295380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685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429538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88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29538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685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string">
                <text:p>429538273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29538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88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295382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735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4295383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88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9538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735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4295384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8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953849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95384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735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295385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9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95385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735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4295386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9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95386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73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295387785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4295387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95387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388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3889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803cm" svg:height="23.791cm" xlink:href=".." chart:class="chart:bar" chart:style-name="ch1">
        <chart:title svg:x="22.213cm" svg:y="0.476cm" chart:style-name="ch2">
          <text:p>Case 1</text:p>
        </chart:title>
        <chart:legend chart:legend-position="end" svg:x="43.417cm" svg:y="11.587cm" chart:style-name="ch3"/>
        <chart:plot-area chart:style-name="ch4" table:cell-range-address="case1.A1:case1.B40" chart:data-source-has-labels="both" svg:x="1.631cm" svg:y="1.454cm" svg:width="40.871cm" svg:height="21.113cm">
          <chart:axis chart:dimension="x" chart:name="primary-x" chart:style-name="ch5">
            <chart:title svg:x="21.942cm" svg:y="22.444cm" chart:style-name="ch6">
              <text:p>Jiffies</text:p>
            </chart:title>
            <chart:categories table:cell-range-address="case1.A2:case1.A40"/>
          </chart:axis>
          <chart:axis chart:dimension="y" chart:name="primary-y" chart:style-name="ch7">
            <chart:title svg:x="0.917cm" svg:y="13.021cm" chart:style-name="ch8">
              <text:p>Minor Page Faults</text:p>
            </chart:title>
            <chart:grid chart:style-name="ch9" chart:class="major"/>
          </chart:axis>
          <chart:series chart:style-name="ch10" chart:values-cell-range-address="case1.B2:case1.B40" chart:label-cell-address="case1.B1:case1.B1" chart:class="chart:bar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se1.B1:case1.B1">min_flt</text:p>
              </table:table-cell>
            </table:table-row>
          </table:table-header-rows>
          <table:table-rows>
            <table:table-row>
              <table:table-cell office:value-type="string">
                <text:p text:id="case1.A2:case1.A40">4295368384</text:p>
              </table:table-cell>
              <table:table-cell office:value-type="float" office:value="14123">
                <text:p text:id="case1.B2:case1.B40">14123</text:p>
              </table:table-cell>
            </table:table-row>
            <table:table-row>
              <table:table-cell office:value-type="string">
                <text:p>4295368434</text:p>
              </table:table-cell>
              <table:table-cell office:value-type="float" office:value="16144">
                <text:p>16144</text:p>
              </table:table-cell>
            </table:table-row>
            <table:table-row>
              <table:table-cell office:value-type="string">
                <text:p>4295368484</text:p>
              </table:table-cell>
              <table:table-cell office:value-type="float" office:value="16303">
                <text:p>16303</text:p>
              </table:table-cell>
            </table:table-row>
            <table:table-row>
              <table:table-cell office:value-type="string">
                <text:p>4295368534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4295368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434</text:p>
              </table:table-cell>
              <table:table-cell office:value-type="float" office:value="8881">
                <text:p>8881</text:p>
              </table:table-cell>
            </table:table-row>
            <table:table-row>
              <table:table-cell office:value-type="string">
                <text:p>4295369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534</text:p>
              </table:table-cell>
              <table:table-cell office:value-type="float" office:value="9206">
                <text:p>9206</text:p>
              </table:table-cell>
            </table:table-row>
            <table:table-row>
              <table:table-cell office:value-type="string">
                <text:p>4295369584</text:p>
              </table:table-cell>
              <table:table-cell office:value-type="float" office:value="16123">
                <text:p>16123</text:p>
              </table:table-cell>
            </table:table-row>
            <table:table-row>
              <table:table-cell office:value-type="string">
                <text:p>4295369634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4295369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2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29cm" svg:height="13.365cm" xlink:href=".." chart:class="chart:bar" chart:style-name="ch1">
        <chart:title svg:x="10.226cm" svg:y="0.268cm" chart:style-name="ch2">
          <text:p>Case 2</text:p>
        </chart:title>
        <chart:subtitle svg:x="9.154cm" svg:y="1.038cm" chart:style-name="ch3">
          <text:p>Total Utilization for N</text:p>
        </chart:subtitle>
        <chart:legend chart:legend-position="end" svg:x="20.558cm" svg:y="6.374cm" chart:style-name="ch4"/>
        <chart:plot-area chart:style-name="ch5" table:cell-range-address="casestudy2.A426:casestudy2.A429 casestudy2.B427:casestudy2.B429" chart:data-source-has-labels="both" svg:x="0.436cm" svg:y="1.756cm" svg:width="19.687cm" svg:height="11.009cm">
          <chart:axis chart:dimension="x" chart:name="primary-x" chart:style-name="ch6">
            <chart:title svg:x="9.406cm" svg:y="12.434cm" chart:style-name="ch7">
              <text:p>N instances</text:p>
            </chart:title>
            <chart:categories table:cell-range-address="casestudy2.A427:casestudy2.A429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casestudy2.B427:casestudy2.B429" chart:label-cell-address="casestudy2.A426:casestudy2.A42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sestudy2.A426:casestudy2.A426">N</text:p>
              </table:table-cell>
            </table:table-row>
          </table:table-header-rows>
          <table:table-rows>
            <table:table-row>
              <table:table-cell office:value-type="string">
                <text:p text:id="casestudy2.A427:casestudy2.A429">1</text:p>
              </table:table-cell>
              <table:table-cell office:value-type="float" office:value="104">
                <text:p text:id="casestudy2.B427:casestudy2.B429">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5">
                <text:p>1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